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gr1" style:family="graphic">
      <style:graphic-properties draw:fill="solid" draw:fill-color="#aec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cc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579d1c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579d1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aecf00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ccffff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30" draw:style-name="gr9" draw:text-style-name="P4" svg:width="2.677cm" svg:height="1.031cm" svg:x="10.153cm" svg:y="9.754cm">
        <text:p text:style-name="P4">gadget_id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custom-shape text:anchor-type="page" text:anchor-page-number="4" draw:z-index="60" draw:style-name="gr11" draw:text-style-name="P4" svg:width="4.264cm" svg:height="1.735cm" svg:x="8.782cm" svg:y="9.338cm">
        <text:p text:style-name="P4">CUSTOMER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line text:anchor-type="page" text:anchor-page-number="3" draw:z-index="61" draw:style-name="gr12" draw:text-style-name="P4" svg:x1="10.486cm" svg:y1="39.527cm" svg:x2="10.486cm" svg:y2="40.517cm">
        <text:p/>
      </draw:line>
      <draw:line text:anchor-type="page" text:anchor-page-number="3" draw:z-index="62" draw:style-name="gr12" draw:text-style-name="P4" svg:x1="6.996cm" svg:y1="41.167cm" svg:x2="8.818cm" svg:y2="39.527cm">
        <text:p/>
      </draw:line>
      <draw:custom-shape text:anchor-type="page" text:anchor-page-number="3" draw:z-index="63" draw:style-name="gr13" draw:text-style-name="P4" svg:width="2.677cm" svg:height="1.031cm" svg:x="4.364cm" svg:y="35.518cm">
        <text:p text:style-name="P4">age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line text:anchor-type="page" text:anchor-page-number="3" draw:z-index="64" draw:style-name="gr12" draw:text-style-name="P4" svg:x1="12.659cm" svg:y1="39.527cm" svg:x2="14.663cm" svg:y2="41.212cm">
        <text:p/>
      </draw:line>
      <draw:custom-shape text:anchor-type="page" text:anchor-page-number="3" draw:z-index="65" draw:style-name="gr13" draw:text-style-name="P4" svg:width="2.677cm" svg:height="1.031cm" svg:x="14.663cm" svg:y="40.725cm">
        <text:p text:style-name="P4">address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custom-shape text:anchor-type="page" text:anchor-page-number="4" draw:z-index="66" draw:style-name="gr11" draw:text-style-name="P4" svg:width="4.264cm" svg:height="1.735cm" svg:x="8.398cm" svg:y="20.272cm">
        <text:p text:style-name="P4">SALES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line text:anchor-type="page" text:anchor-page-number="3" draw:z-index="67" draw:style-name="gr12" draw:text-style-name="P4" svg:x1="12.661cm" svg:y1="49.481cm" svg:x2="13.838cm" svg:y2="49.481cm">
        <text:p/>
      </draw:line>
      <draw:line text:anchor-type="page" text:anchor-page-number="3" draw:z-index="68" draw:style-name="gr12" draw:text-style-name="P4" svg:x1="7.221cm" svg:y1="49.481cm" svg:x2="8.398cm" svg:y2="49.481cm">
        <text:p/>
      </draw:line>
      <draw:line text:anchor-type="page" text:anchor-page-number="3" draw:z-index="69" draw:style-name="gr12" draw:text-style-name="P4" svg:x1="10.486cm" svg:y1="47.884cm" svg:x2="10.486cm" svg:y2="48.713cm">
        <text:p/>
      </draw:line>
      <draw:custom-shape text:anchor-type="page" text:anchor-page-number="3" draw:z-index="70" draw:style-name="gr14" draw:text-style-name="P4" svg:width="2.677cm" svg:height="1.031cm" svg:x="9.105cm" svg:y="46.909cm">
        <text:p text:style-name="P4">sales_id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custom-shape text:anchor-type="page" text:anchor-page-number="3" draw:z-index="71" draw:style-name="gr9" draw:text-style-name="P4" svg:width="2.677cm" svg:height="1.031cm" svg:x="13.838cm" svg:y="48.913cm">
        <text:p text:style-name="P4">customer_id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custom-shape text:anchor-type="page" text:anchor-page-number="3" draw:z-index="72" draw:style-name="gr13" draw:text-style-name="P4" svg:width="2.677cm" svg:height="1.031cm" svg:x="4.549cm" svg:y="48.913cm">
        <text:p text:style-name="P4">address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line text:anchor-type="page" text:anchor-page-number="3" draw:z-index="73" draw:style-name="gr12" draw:text-style-name="P4" svg:x1="10.486cm" svg:y1="50.447cm" svg:x2="10.486cm" svg:y2="51.437cm">
        <text:p/>
      </draw:line>
      <draw:custom-shape text:anchor-type="page" text:anchor-page-number="4" draw:z-index="74" draw:style-name="gr9" draw:text-style-name="P4" svg:width="2.677cm" svg:height="1.031cm" svg:x="9.13cm" svg:y="23.006cm">
        <text:p text:style-name="P4">item_id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line text:anchor-type="page" text:anchor-page-number="3" draw:z-index="75" draw:style-name="gr12" draw:text-style-name="P4" svg:x1="12.661cm" svg:y1="48.835cm" svg:x2="14.483cm" svg:y2="47.195cm">
        <text:p/>
      </draw:line>
      <draw:custom-shape text:anchor-type="page" text:anchor-page-number="3" draw:z-index="76" draw:style-name="gr13" draw:text-style-name="P4" svg:width="2.677cm" svg:height="1.031cm" svg:x="14.22cm" svg:y="51.917cm">
        <text:p text:style-name="P4">date_delivered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line text:anchor-type="page" text:anchor-page-number="3" draw:z-index="77" draw:style-name="gr12" draw:text-style-name="P4" svg:x1="6.826cm" svg:y1="52.087cm" svg:x2="8.648cm" svg:y2="50.447cm">
        <text:p/>
      </draw:line>
      <draw:custom-shape text:anchor-type="page" text:anchor-page-number="3" draw:z-index="78" draw:style-name="gr13" draw:text-style-name="P4" svg:width="3.922cm" svg:height="1.031cm" svg:x="3.637cm" svg:y="51.798cm">
        <text:p text:style-name="P4">date_to_be_deliver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line text:anchor-type="page" text:anchor-page-number="3" draw:z-index="79" draw:style-name="gr12" draw:text-style-name="P4" svg:x1="12.444cm" svg:y1="50.447cm" svg:x2="14.448cm" svg:y2="52.132cm">
        <text:p/>
      </draw:line>
      <draw:custom-shape text:anchor-type="page" text:anchor-page-number="3" draw:z-index="80" draw:style-name="gr13" draw:text-style-name="P4" svg:width="2.677cm" svg:height="1.031cm" svg:x="14.39cm" svg:y="46.523cm">
        <text:p text:style-name="P4">total_price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line text:anchor-type="page" text:anchor-page-number="3" draw:z-index="81" draw:style-name="gr12" draw:text-style-name="P4" svg:x1="8.783cm" svg:y1="48.714cm" svg:x2="6.874cm" svg:y2="47.179cm">
        <text:p/>
      </draw:line>
      <draw:line text:anchor-type="page" text:anchor-page-number="3" draw:z-index="82" draw:style-name="gr12" draw:text-style-name="P4" svg:x1="17.967cm" svg:y1="47.75cm" svg:x2="18.023cm" svg:y2="47.711cm">
        <text:p/>
      </draw:line>
      <draw:custom-shape text:anchor-type="page" text:anchor-page-number="3" draw:z-index="83" draw:style-name="gr13" draw:text-style-name="P4" svg:width="2.677cm" svg:height="1.031cm" svg:x="4.198cm" svg:y="46.664cm">
        <text:p text:style-name="P4">total_quantity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line text:anchor-type="page" text:anchor-page-number="4" draw:z-index="84" draw:style-name="gr12" draw:text-style-name="P4" svg:x1="13.046cm" svg:y1="10.105cm" svg:x2="14.223cm" svg:y2="10.105cm">
        <text:p/>
      </draw:line>
      <draw:line text:anchor-type="page" text:anchor-page-number="4" draw:z-index="85" draw:style-name="gr12" draw:text-style-name="P4" svg:x1="7.606cm" svg:y1="10.176cm" svg:x2="8.783cm" svg:y2="10.176cm">
        <text:p/>
      </draw:line>
      <draw:line text:anchor-type="page" text:anchor-page-number="3" draw:z-index="86" draw:style-name="gr12" draw:text-style-name="P4" svg:x1="10.486cm" svg:y1="36.964cm" svg:x2="10.486cm" svg:y2="37.793cm">
        <text:p/>
      </draw:line>
      <draw:custom-shape text:anchor-type="page" text:anchor-page-number="3" draw:z-index="87" draw:style-name="gr14" draw:text-style-name="P4" svg:width="2.677cm" svg:height="1.031cm" svg:x="9.105cm" svg:y="35.989cm">
        <text:p text:style-name="P4">customer_id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custom-shape text:anchor-type="page" text:anchor-page-number="4" draw:z-index="88" draw:style-name="gr13" draw:text-style-name="P4" svg:width="2.677cm" svg:height="1.031cm" svg:x="14.222cm" svg:y="9.537cm">
        <text:p text:style-name="P4">firstname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custom-shape text:anchor-type="page" text:anchor-page-number="4" draw:z-index="89" draw:style-name="gr13" draw:text-style-name="P4" svg:width="2.677cm" svg:height="1.031cm" svg:x="5.006cm" svg:y="9.608cm">
        <text:p text:style-name="P4">middlename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custom-shape text:anchor-type="page" text:anchor-page-number="4" draw:z-index="90" draw:style-name="gr13" draw:text-style-name="P4" svg:width="2.677cm" svg:height="1.031cm" svg:x="4.512cm" svg:y="12.548cm">
        <text:p text:style-name="P4">lastname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line text:anchor-type="page" text:anchor-page-number="3" draw:z-index="91" draw:style-name="gr12" draw:text-style-name="P4" svg:x1="12.661cm" svg:y1="37.779cm" svg:x2="14.483cm" svg:y2="36.139cm">
        <text:p/>
      </draw:line>
      <draw:custom-shape text:anchor-type="page" text:anchor-page-number="3" draw:z-index="92" draw:style-name="gr13" draw:text-style-name="P4" svg:width="2.677cm" svg:height="1.031cm" svg:x="14.39cm" svg:y="35.502cm">
        <text:p text:style-name="P4">gender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line text:anchor-type="page" text:anchor-page-number="3" draw:z-index="93" draw:style-name="gr12" draw:text-style-name="P4" svg:x1="8.783cm" svg:y1="37.794cm" svg:x2="6.874cm" svg:y2="36.259cm">
        <text:p/>
      </draw:line>
      <draw:line text:anchor-type="page" text:anchor-page-number="3" draw:z-index="94" draw:style-name="gr12" draw:text-style-name="P4" svg:x1="17.967cm" svg:y1="36.694cm" svg:x2="18.023cm" svg:y2="36.655cm">
        <text:p/>
      </draw:line>
      <draw:custom-shape text:anchor-type="page" text:anchor-page-number="3" draw:z-index="95" draw:style-name="gr13" draw:text-style-name="P4" svg:width="2.677cm" svg:height="1.031cm" svg:x="9.153cm" svg:y="40.571cm">
        <text:p text:style-name="P4">contact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text:p text:style-name="P1"/>
      <text:p text:style-name="P2">ER DIAGRAM</text:p>
      <text:p text:style-name="P2"/>
      <text:p text:style-name="P3"/>
      <text:p text:style-name="P3"><draw:custom-shape text:anchor-type="paragraph" draw:z-index="1" draw:style-name="gr1" draw:text-style-name="P4" svg:width="3.705cm" svg:height="1.47cm" svg:x="0.815cm" svg:y="0.224cm"><text:p text:style-name="P4">SALES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3"><draw:line text:anchor-type="paragraph" draw:z-index="23" draw:style-name="gr7" draw:text-style-name="P4" svg:x1="2.93cm" svg:y1="1.877cm" svg:x2="2.93cm" svg:y2="0.639cm"><text:p/></draw:line></text:p>
      <text:p text:style-name="P3"><draw:custom-shape text:anchor-type="paragraph" draw:z-index="20" draw:style-name="gr3" draw:text-style-name="P4" svg:width="3.294cm" svg:height="4.851cm" svg:x="1.281cm" svg:y="0.822cm"><text:p text:style-name="P4">RECORDS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3"/>
      <text:p text:style-name="P3"><draw:line text:anchor-type="paragraph" draw:z-index="16" draw:style-name="gr5" draw:text-style-name="P4" svg:x1="11.16cm" svg:y1="4.368cm" svg:x2="11.16cm" svg:y2="3.521cm"><text:p/></draw:line><draw:custom-shape text:anchor-type="paragraph" draw:z-index="0" draw:style-name="gr1" draw:text-style-name="P4" svg:width="3.705cm" svg:height="1.47cm" svg:x="7.632cm" svg:y="0.182cm"><text:p text:style-name="P4">CUSTOMER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3"><draw:line text:anchor-type="paragraph" draw:z-index="22" draw:style-name="gr4" draw:text-style-name="P4" svg:x1="2.93cm" svg:y1="2.508cm" svg:x2="2.93cm" svg:y2="3.842cm"><text:p/></draw:line><draw:line text:anchor-type="paragraph" draw:z-index="21" draw:style-name="gr4" draw:text-style-name="P4" svg:x1="4.574cm" svg:y1="0.069cm" svg:x2="7.633cm" svg:y2="0.069cm"><text:p/></draw:line><draw:line text:anchor-type="paragraph" draw:z-index="19" draw:style-name="gr7" draw:text-style-name="P4" svg:x1="17.069cm" svg:y1="9.232cm" svg:x2="17.57cm" svg:y2="9.232cm"><text:p/></draw:line><draw:line text:anchor-type="paragraph" draw:z-index="18" draw:style-name="gr5" draw:text-style-name="P4" svg:x1="17.57cm" svg:y1="2.466cm" svg:x2="17.57cm" svg:y2="9.287cm"><text:p/></draw:line><draw:line text:anchor-type="paragraph" draw:z-index="17" draw:style-name="gr5" draw:text-style-name="P4" svg:x1="11.16cm" svg:y1="2.466cm" svg:x2="17.54cm" svg:y2="2.466cm"><text:p/></draw:line><draw:line text:anchor-type="paragraph" draw:z-index="15" draw:style-name="gr4" draw:text-style-name="P4" svg:x1="11.16cm" svg:y1="5.554cm" svg:x2="11.16cm" svg:y2="6.662cm"><text:p/></draw:line><draw:line text:anchor-type="paragraph" draw:z-index="14" draw:style-name="gr5" draw:text-style-name="P4" svg:x1="13.423cm" svg:y1="5.554cm" svg:x2="11.16cm" svg:y2="5.554cm"><text:p/></draw:line><draw:custom-shape text:anchor-type="paragraph" draw:z-index="13" draw:style-name="gr6" draw:text-style-name="P4" svg:width="3.47cm" svg:height="2.647cm" svg:x="13.6cm" svg:y="7.878cm"><text:p text:style-name="P4">CLASIFY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2" draw:style-name="gr3" draw:text-style-name="P4" svg:width="3.47cm" svg:height="2.647cm" svg:x="13.423cm" svg:y="4.262cm"><text:p text:style-name="P4">CLASIFY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1" draw:style-name="gr5" draw:text-style-name="P4" svg:x1="2.635cm" svg:y1="7.519cm" svg:x2="5.193cm" svg:y2="7.519cm"><text:p/></draw:line><draw:line text:anchor-type="paragraph" draw:z-index="10" draw:style-name="gr5" draw:text-style-name="P4" svg:x1="2.635cm" svg:y1="5.311cm" svg:x2="2.635cm" svg:y2="7.519cm"><text:p/></draw:line><draw:line text:anchor-type="paragraph" draw:z-index="9" draw:style-name="gr4" draw:text-style-name="P4" svg:x1="8.662cm" svg:y1="7.549cm" svg:x2="9.895cm" svg:y2="7.549cm"><text:p/></draw:line><draw:line text:anchor-type="paragraph" draw:z-index="8" draw:style-name="gr4" draw:text-style-name="P4" svg:x1="6.899cm" svg:y1="3.935cm" svg:x2="9.868cm" svg:y2="3.935cm"><text:p/></draw:line><draw:line text:anchor-type="paragraph" draw:z-index="7" draw:style-name="gr4" draw:text-style-name="P4" svg:x1="6.957cm" svg:y1="11.224cm" svg:x2="9.896cm" svg:y2="11.226cm"><text:p/></draw:line><draw:custom-shape text:anchor-type="paragraph" draw:z-index="6" draw:style-name="gr3" draw:text-style-name="P4" svg:width="3.47cm" svg:height="7.289cm" svg:x="5.193cm" svg:y="3.935cm"><text:p text:style-name="P4">COMPOSE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5" draw:style-name="gr2" draw:text-style-name="P4" svg:width="2.851cm" svg:height="1.47cm" svg:x="9.867cm" svg:y="3.313cm"><text:p text:style-name="P4">GADGET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4" svg:width="2.851cm" svg:height="1.47cm" svg:x="9.895cm" svg:y="10.25cm"><text:p text:style-name="P4">PICTUR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4" svg:width="2.851cm" svg:height="1.47cm" svg:x="9.895cm" svg:y="6.662cm"><text:p text:style-name="P4">COLOR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1" draw:text-style-name="P4" svg:width="3.705cm" svg:height="1.47cm" svg:x="0.813cm" svg:y="3.842cm"><text:p text:style-name="P4">ITEM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3"/>
      <text:p text:style-name="P3"/>
      <text:p text:style-name="P3"><draw:line text:anchor-type="paragraph" draw:z-index="96" draw:style-name="gr5" draw:text-style-name="P4" svg:x1="12.718cm" svg:y1="0.369cm" svg:x2="15.184cm" svg:y2="0.369cm"><text:p/></draw:line><draw:line text:anchor-type="paragraph" draw:z-index="97" draw:style-name="gr7" draw:text-style-name="P4" svg:x1="15.157cm" svg:y1="1.097cm" svg:x2="15.157cm" svg:y2="0.369cm"><text:p/></draw:line></text:p>
      <text:p text:style-name="P3"/>
      <text:p text:style-name="P3"/>
      <text:p text:style-name="P3"/>
      <text:p text:style-name="P3"/>
      <text:p text:style-name="P3"><draw:line text:anchor-type="paragraph" draw:z-index="98" draw:style-name="gr15" draw:text-style-name="P4" svg:x1="13.6cm" svg:y1="0.748cm" svg:x2="11.215cm" svg:y2="0.748cm"><text:p/></draw:line><draw:line text:anchor-type="paragraph" draw:z-index="99" draw:style-name="gr16" draw:text-style-name="P4" svg:x1="11.215cm" svg:y1="0.748cm" svg:x2="11.215cm" svg:y2="1.701cm"><text:p/></draw:line></text:p>
      <text:p text:style-name="P3"/>
      <text:p text:style-name="P3"/>
      <text:p text:style-name="P3"/>
      <text:p text:style-name="P3"/>
      <text:p text:style-name="P3"/>
      <text:p text:style-name="P2"><text:soft-page-break/><text:tab/><text:tab/><text:tab/><text:tab/><text:tab/></text:p>
      <text:p text:style-name="P2"><text:tab/>ITEM</text:p>
      <text:p text:style-name="P3"/>
      <text:p text:style-name="P3"/>
      <text:p text:style-name="P3"><draw:custom-shape text:anchor-type="paragraph" draw:z-index="24" draw:style-name="gr1" draw:text-style-name="P4" svg:width="4.264cm" svg:height="1.735cm" svg:x="7.422cm" svg:y="1.042cm"><text:p text:style-name="P4">ITEM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  <text:p text:style-name="P3"/>
      <text:p text:style-name="P3"><draw:custom-shape text:anchor-type="paragraph" draw:z-index="29" draw:style-name="gr8" draw:text-style-name="P4" svg:width="2.677cm" svg:height="1.031cm" svg:x="8.105cm" svg:y="-2.595cm"><text:p text:style-name="P4">item_id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tab/></text:p>
      <text:p text:style-name="P3"><draw:line text:anchor-type="paragraph" draw:z-index="28" draw:style-name="gr5" draw:text-style-name="P4" svg:x1="9.486cm" svg:y1="-2.939cm" svg:x2="9.486cm" svg:y2="-2.059cm"><text:p/></draw:line><draw:custom-shape text:anchor-type="paragraph" draw:z-index="32" draw:style-name="gr10" draw:text-style-name="P4" svg:width="2.677cm" svg:height="1.031cm" svg:x="3.549cm" svg:y="-1.859cm"><text:p text:style-name="P4">color_id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31" draw:style-name="gr10" draw:text-style-name="P4" svg:width="2.677cm" svg:height="1.031cm" svg:x="12.838cm" svg:y="-1.859cm"><text:p text:style-name="P4">pic_id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27" draw:style-name="gr5" draw:text-style-name="P4" svg:x1="6.221cm" svg:y1="-1.291cm" svg:x2="7.398cm" svg:y2="-1.291cm"><text:p/></draw:line><draw:line text:anchor-type="paragraph" draw:z-index="26" draw:style-name="gr5" draw:text-style-name="P4" svg:x1="11.661cm" svg:y1="-1.291cm" svg:x2="12.838cm" svg:y2="-1.291cm"><text:p/></draw:line><draw:line text:anchor-type="paragraph" draw:z-index="25" draw:style-name="gr5" draw:text-style-name="P4" svg:x1="9.486cm" svg:y1="-0.379cm" svg:x2="9.486cm" svg:y2="0.501cm"><text:p/></draw:line><text:tab/><text:tab/><text:tab/><text:tab/>I</text:p>
      <text:p text:style-name="P2"/>
      <text:p text:style-name="P2"/>
      <text:p text:style-name="P2">GADGETS</text:p>
      <text:p text:style-name="P3"><draw:custom-shape text:anchor-type="paragraph" draw:z-index="44" draw:style-name="gr3" draw:text-style-name="P4" svg:width="2.677cm" svg:height="1.031cm" svg:x="12.483cm" svg:y="0.847cm"><text:p text:style-name="P4">price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2"><draw:custom-shape text:anchor-type="paragraph" draw:z-index="38" draw:style-name="gr8" draw:text-style-name="P4" svg:width="2.677cm" svg:height="1.031cm" svg:x="7.105cm" svg:y="0.108cm"><text:p text:style-name="P4">gadget_id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42" draw:style-name="gr5" draw:text-style-name="P4" svg:x1="10.661cm" svg:y1="1.996cm" svg:x2="12.483cm" svg:y2="0.356cm"><text:p/></draw:line></text:p>
      <text:p text:style-name="P2"><draw:custom-shape text:anchor-type="paragraph" draw:z-index="45" draw:style-name="gr3" draw:text-style-name="P4" svg:width="2.677cm" svg:height="1.031cm" svg:x="2.136cm" svg:y="4.052cm"><text:p text:style-name="P4">features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43" draw:style-name="gr5" draw:text-style-name="P4" svg:x1="4.576cm" svg:y1="4.316cm" svg:x2="6.398cm" svg:y2="2.676cm"><text:p/></draw:line><draw:custom-shape text:anchor-type="paragraph" draw:z-index="41" draw:style-name="gr3" draw:text-style-name="P4" svg:width="2.677cm" svg:height="1.031cm" svg:x="2.549cm" svg:y="1.141cm"><text:p text:style-name="P4">name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40" draw:style-name="gr3" draw:text-style-name="P4" svg:width="2.677cm" svg:height="1.031cm" svg:x="11.837cm" svg:y="1.141cm"><text:p text:style-name="P4">brand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39" draw:style-name="gr3" draw:text-style-name="P4" svg:width="2.677cm" svg:height="1.031cm" svg:x="7.105cm" svg:y="3.464cm"><text:p text:style-name="P4">discription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37" draw:style-name="gr5" draw:text-style-name="P4" svg:x1="8.486cm" svg:y1="0.062cm" svg:x2="8.486cm" svg:y2="0.942cm"><text:p/></draw:line><draw:line text:anchor-type="paragraph" draw:z-index="36" draw:style-name="gr5" draw:text-style-name="P4" svg:x1="5.221cm" svg:y1="1.709cm" svg:x2="6.398cm" svg:y2="1.709cm"><text:p/></draw:line><draw:line text:anchor-type="paragraph" draw:z-index="35" draw:style-name="gr5" draw:text-style-name="P4" svg:x1="10.661cm" svg:y1="1.709cm" svg:x2="11.838cm" svg:y2="1.709cm"><text:p/></draw:line><draw:line text:anchor-type="paragraph" draw:z-index="34" draw:style-name="gr5" draw:text-style-name="P4" svg:x1="8.486cm" svg:y1="2.621cm" svg:x2="8.486cm" svg:y2="3.501cm"><text:p/></draw:line><draw:custom-shape text:anchor-type="paragraph" draw:z-index="33" draw:style-name="gr2" draw:text-style-name="P4" svg:width="4.264cm" svg:height="1.735cm" svg:x="6.398cm" svg:y="0.942cm"><text:p text:style-name="P4">GADGETS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COLOR</text:p>
      <text:p text:style-name="P2"/>
      <text:p text:style-name="P2"><draw:custom-shape text:anchor-type="paragraph" draw:z-index="50" draw:style-name="gr8" draw:text-style-name="P4" svg:width="2.677cm" svg:height="1.031cm" svg:x="7.105cm" svg:y="0.048cm"><text:p text:style-name="P4">color_id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2"><draw:custom-shape text:anchor-type="paragraph" draw:z-index="52" draw:style-name="gr3" draw:text-style-name="P4" svg:width="2.677cm" svg:height="1.031cm" svg:x="2.549cm" svg:y="1.141cm"><text:p text:style-name="P4">quantity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51" draw:style-name="gr3" draw:text-style-name="P4" svg:width="2.677cm" svg:height="1.031cm" svg:x="11.837cm" svg:y="1.141cm"><text:p text:style-name="P4">color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49" draw:style-name="gr5" draw:text-style-name="P4" svg:x1="8.486cm" svg:y1="0.062cm" svg:x2="8.486cm" svg:y2="0.942cm"><text:p/></draw:line><draw:line text:anchor-type="paragraph" draw:z-index="48" draw:style-name="gr5" draw:text-style-name="P4" svg:x1="5.221cm" svg:y1="1.709cm" svg:x2="6.398cm" svg:y2="1.709cm"><text:p/></draw:line><draw:line text:anchor-type="paragraph" draw:z-index="47" draw:style-name="gr5" draw:text-style-name="P4" svg:x1="10.661cm" svg:y1="1.709cm" svg:x2="11.838cm" svg:y2="1.709cm"><text:p/></draw:line><draw:custom-shape text:anchor-type="paragraph" draw:z-index="46" draw:style-name="gr2" draw:text-style-name="P4" svg:width="4.264cm" svg:height="1.735cm" svg:x="6.398cm" svg:y="0.942cm"><text:p text:style-name="P4">COLOR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>PICTURE</text:p>
      <text:p text:style-name="P2"/>
      <text:p text:style-name="P2"/>
      <text:p text:style-name="P2"><draw:custom-shape text:anchor-type="paragraph" draw:z-index="59" draw:style-name="gr3" draw:text-style-name="P4" svg:width="2.677cm" svg:height="1.031cm" svg:x="2.549cm" svg:y="0.141cm"><text:p text:style-name="P4">large_pic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58" draw:style-name="gr3" draw:text-style-name="P4" svg:width="2.677cm" svg:height="1.031cm" svg:x="11.837cm" svg:y="0.141cm"><text:p text:style-name="P4">small_pic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57" draw:style-name="gr8" draw:text-style-name="P4" svg:width="2.677cm" svg:height="1.031cm" svg:x="7.105cm" svg:y="-1.863cm"><text:p text:style-name="P4">pic_id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56" draw:style-name="gr5" draw:text-style-name="P4" svg:x1="8.486cm" svg:y1="-0.887cm" svg:x2="8.486cm" svg:y2="-0.058cm"><text:p/></draw:line><draw:line text:anchor-type="paragraph" draw:z-index="55" draw:style-name="gr5" draw:text-style-name="P4" svg:x1="5.221cm" svg:y1="0.709cm" svg:x2="6.398cm" svg:y2="0.709cm"><text:p/></draw:line><draw:line text:anchor-type="paragraph" draw:z-index="54" draw:style-name="gr5" draw:text-style-name="P4" svg:x1="10.661cm" svg:y1="0.709cm" svg:x2="11.838cm" svg:y2="0.709cm"><text:p/></draw:line><draw:custom-shape text:anchor-type="paragraph" draw:z-index="53" draw:style-name="gr2" draw:text-style-name="P4" svg:width="4.264cm" svg:height="1.735cm" svg:x="6.398cm" svg:y="-0.058cm"><text:p text:style-name="P4">PICTURE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CUSTOM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AL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style:page-number="auto" fo:background-color="#e6e6ff" style:shadow="none" text:number-lines="true" text:line-number="0">
        <style:tab-stops/>
        <style:background-image/>
      </style:paragraph-properties>
      <style:text-properties style:text-position="0% 100%" fo:background-color="#e6e6ff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ntitled1" style:family="paragraph" style:parent-style-name="Standard" style:class="text" style:master-page-name="">
      <style:paragraph-properties style:page-number="auto" fo:background-color="#e6e6e6">
        <style:tab-stops/>
        <style:background-image/>
      </style:paragraph-properties>
    </style:style>
    <style:style style:name="Untitled2" style:family="paragraph" style:parent-style-name="Standard" style:class="text">
      <style:paragraph-properties fo:background-color="#e6e6ff">
        <style:background-image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COTP-ICT </meta:initial-creator>
    <meta:creation-date>2013-04-18T12:35:32</meta:creation-date>
    <dc:date>2013-04-18T16:30:41</dc:date>
    <dc:creator>iCOTP-ICT </dc:creator>
    <meta:editing-duration>PT1H17M12S</meta:editing-duration>
    <meta:editing-cycles>5</meta:editing-cycles>
    <meta:generator>LibreOffice/3.3$Linux LibreOffice_project/330m19$Build-202</meta:generator>
    <meta:document-statistic meta:table-count="0" meta:image-count="0" meta:object-count="0" meta:page-count="5" meta:paragraph-count="10" meta:word-count="9" meta:character-count="58"/>
  </office:meta>
</office:document-meta>
</file>